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76.186"/>
          <table:table-cell office:value-type="float" office:value="72.173"/>
          <table:table-cell office:value-type="float" office:value="69.88"/>
          <table:table-cell office:value-type="float" office:value="0.0"/>
          <table:table-cell office:value-type="float" office:value="0.0"/>
          <table:table-cell office:value-type="float" office:value="444.0"/>
          <table:table-cell office:value-type="float" office:value="153997.0"/>
          <table:table-cell office:value-type="float" office:value="1639568.0"/>
          <table:table-cell office:value-type="float" office:value="334678.0"/>
          <table:table-cell office:value-type="float" office:value="1318848.0"/>
          <table:table-cell office:value-type="float" office:value="2502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4.5892"/>
          <table:table-cell office:value-type="float" office:value="80.465"/>
          <table:table-cell office:value-type="float" office:value="78.15"/>
          <table:table-cell office:value-type="float" office:value="1.0"/>
          <table:table-cell office:value-type="float" office:value="0.0"/>
          <table:table-cell office:value-type="float" office:value="313.0"/>
          <table:table-cell office:value-type="float" office:value="113108.0"/>
          <table:table-cell office:value-type="float" office:value="2873037.0"/>
          <table:table-cell office:value-type="float" office:value="334678.0"/>
          <table:table-cell office:value-type="float" office:value="1318848.0"/>
          <table:table-cell office:value-type="float" office:value="2502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67648"/>
          <table:table-cell office:value-type="float" office:value="2.717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4558.0"/>
          <table:table-cell office:value-type="float" office:value="336006.0"/>
          <table:table-cell office:value-type="float" office:value="1324094.0"/>
          <table:table-cell office:value-type="float" office:value="2520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35.433"/>
          <table:table-cell office:value-type="float" office:value="131.296"/>
          <table:table-cell office:value-type="float" office:value="129.01"/>
          <table:table-cell office:value-type="float" office:value="0.0"/>
          <table:table-cell office:value-type="float" office:value="0.0"/>
          <table:table-cell office:value-type="float" office:value="679.0"/>
          <table:table-cell office:value-type="float" office:value="274467.0"/>
          <table:table-cell office:value-type="float" office:value="2831738.0"/>
          <table:table-cell office:value-type="float" office:value="334678.0"/>
          <table:table-cell office:value-type="float" office:value="1318849.0"/>
          <table:table-cell office:value-type="float" office:value="2502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4.6315"/>
          <table:table-cell office:value-type="float" office:value="50.563"/>
          <table:table-cell office:value-type="float" office:value="48.15"/>
          <table:table-cell office:value-type="float" office:value="1.0"/>
          <table:table-cell office:value-type="float" office:value="0.0"/>
          <table:table-cell office:value-type="float" office:value="219.0"/>
          <table:table-cell office:value-type="float" office:value="73915.0"/>
          <table:table-cell office:value-type="float" office:value="1775609.0"/>
          <table:table-cell office:value-type="float" office:value="334678.0"/>
          <table:table-cell office:value-type="float" office:value="1318849.0"/>
          <table:table-cell office:value-type="float" office:value="2502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92642"/>
          <table:table-cell office:value-type="float" office:value="2.601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2.0"/>
          <table:table-cell office:value-type="float" office:value="2770.0"/>
          <table:table-cell office:value-type="float" office:value="336006.0"/>
          <table:table-cell office:value-type="float" office:value="1324095.0"/>
          <table:table-cell office:value-type="float" office:value="2520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38.537"/>
          <table:table-cell office:value-type="float" office:value="134.604"/>
          <table:table-cell office:value-type="float" office:value="132.29"/>
          <table:table-cell office:value-type="float" office:value="0.0"/>
          <table:table-cell office:value-type="float" office:value="0.0"/>
          <table:table-cell office:value-type="float" office:value="746.0"/>
          <table:table-cell office:value-type="float" office:value="314197.0"/>
          <table:table-cell office:value-type="float" office:value="2532631.0"/>
          <table:table-cell office:value-type="float" office:value="334678.0"/>
          <table:table-cell office:value-type="float" office:value="1318848.0"/>
          <table:table-cell office:value-type="float" office:value="2502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9.195"/>
          <table:table-cell office:value-type="float" office:value="105.066"/>
          <table:table-cell office:value-type="float" office:value="102.76"/>
          <table:table-cell office:value-type="float" office:value="1.0"/>
          <table:table-cell office:value-type="float" office:value="0.0"/>
          <table:table-cell office:value-type="float" office:value="456.0"/>
          <table:table-cell office:value-type="float" office:value="163159.0"/>
          <table:table-cell office:value-type="float" office:value="3447060.0"/>
          <table:table-cell office:value-type="float" office:value="334678.0"/>
          <table:table-cell office:value-type="float" office:value="1318848.0"/>
          <table:table-cell office:value-type="float" office:value="2502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92943"/>
          <table:table-cell office:value-type="float" office:value="4.001"/>
          <table:table-cell office:value-type="float" office:value="1.4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3037.0"/>
          <table:table-cell office:value-type="float" office:value="45885.0"/>
          <table:table-cell office:value-type="float" office:value="336006.0"/>
          <table:table-cell office:value-type="float" office:value="1324094.0"/>
          <table:table-cell office:value-type="float" office:value="2520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52.573"/>
          <table:table-cell office:value-type="float" office:value="48.477"/>
          <table:table-cell office:value-type="float" office:value="46.21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97045.0"/>
          <table:table-cell office:value-type="float" office:value="1103312.0"/>
          <table:table-cell office:value-type="float" office:value="334678.0"/>
          <table:table-cell office:value-type="float" office:value="1318848.0"/>
          <table:table-cell office:value-type="float" office:value="2502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3.98"/>
          <table:table-cell office:value-type="float" office:value="279.885"/>
          <table:table-cell office:value-type="float" office:value="277.52"/>
          <table:table-cell office:value-type="float" office:value="0.0"/>
          <table:table-cell office:value-type="float" office:value="0.0"/>
          <table:table-cell office:value-type="float" office:value="1222.0"/>
          <table:table-cell office:value-type="float" office:value="518540.0"/>
          <table:table-cell office:value-type="float" office:value="4777659.0"/>
          <table:table-cell office:value-type="float" office:value="334678.0"/>
          <table:table-cell office:value-type="float" office:value="1318848.0"/>
          <table:table-cell office:value-type="float" office:value="2513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62147"/>
          <table:table-cell office:value-type="float" office:value="3.603"/>
          <table:table-cell office:value-type="float" office:value="0.99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073.0"/>
          <table:table-cell office:value-type="float" office:value="27369.0"/>
          <table:table-cell office:value-type="float" office:value="336006.0"/>
          <table:table-cell office:value-type="float" office:value="1324094.0"/>
          <table:table-cell office:value-type="float" office:value="2520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762.972"/>
          <table:table-cell office:value-type="float" office:value="759.05"/>
          <table:table-cell office:value-type="float" office:value="756.62"/>
          <table:table-cell office:value-type="float" office:value="0.0"/>
          <table:table-cell office:value-type="float" office:value="0.0"/>
          <table:table-cell office:value-type="float" office:value="3322.0"/>
          <table:table-cell office:value-type="float" office:value="1540622.0"/>
          <table:table-cell office:value-type="float" office:value="10962293.0"/>
          <table:table-cell office:value-type="float" office:value="334678.0"/>
          <table:table-cell office:value-type="float" office:value="1318849.0"/>
          <table:table-cell office:value-type="float" office:value="3006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4.329"/>
          <table:table-cell office:value-type="float" office:value="150.262"/>
          <table:table-cell office:value-type="float" office:value="147.96"/>
          <table:table-cell office:value-type="float" office:value="1.0"/>
          <table:table-cell office:value-type="float" office:value="0.0"/>
          <table:table-cell office:value-type="float" office:value="573.0"/>
          <table:table-cell office:value-type="float" office:value="238227.0"/>
          <table:table-cell office:value-type="float" office:value="4807385.0"/>
          <table:table-cell office:value-type="float" office:value="334678.0"/>
          <table:table-cell office:value-type="float" office:value="1318849.0"/>
          <table:table-cell office:value-type="float" office:value="2502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.4069"/>
          <table:table-cell office:value-type="float" office:value="13.377"/>
          <table:table-cell office:value-type="float" office:value="11.43"/>
          <table:table-cell office:value-type="float" office:value="0.0"/>
          <table:table-cell office:value-type="float" office:value="0.0"/>
          <table:table-cell office:value-type="float" office:value="124.0"/>
          <table:table-cell office:value-type="float" office:value="32815.0"/>
          <table:table-cell office:value-type="float" office:value="157884.0"/>
          <table:table-cell office:value-type="float" office:value="336006.0"/>
          <table:table-cell office:value-type="float" office:value="1324095.0"/>
          <table:table-cell office:value-type="float" office:value="25207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80.0454"/>
          <table:table-cell office:value-type="float" office:value="75.917"/>
          <table:table-cell office:value-type="float" office:value="73.53"/>
          <table:table-cell office:value-type="float" office:value="0.0"/>
          <table:table-cell office:value-type="float" office:value="0.0"/>
          <table:table-cell office:value-type="float" office:value="412.0"/>
          <table:table-cell office:value-type="float" office:value="147112.0"/>
          <table:table-cell office:value-type="float" office:value="1589854.0"/>
          <table:table-cell office:value-type="float" office:value="387760.0"/>
          <table:table-cell office:value-type="float" office:value="1526818.0"/>
          <table:table-cell office:value-type="float" office:value="2755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.1716"/>
          <table:table-cell office:value-type="float" office:value="24.06"/>
          <table:table-cell office:value-type="float" office:value="21.56"/>
          <table:table-cell office:value-type="float" office:value="0.0"/>
          <table:table-cell office:value-type="float" office:value="0.0"/>
          <table:table-cell office:value-type="float" office:value="204.0"/>
          <table:table-cell office:value-type="float" office:value="61443.0"/>
          <table:table-cell office:value-type="float" office:value="422787.0"/>
          <table:table-cell office:value-type="float" office:value="387760.0"/>
          <table:table-cell office:value-type="float" office:value="1526818.0"/>
          <table:table-cell office:value-type="float" office:value="2756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89751"/>
          <table:table-cell office:value-type="float" office:value="2.868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2402.0"/>
          <table:table-cell office:value-type="float" office:value="389088.0"/>
          <table:table-cell office:value-type="float" office:value="1532064.0"/>
          <table:table-cell office:value-type="float" office:value="2773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86.6004"/>
          <table:table-cell office:value-type="float" office:value="82.521"/>
          <table:table-cell office:value-type="float" office:value="79.8"/>
          <table:table-cell office:value-type="float" office:value="0.0"/>
          <table:table-cell office:value-type="float" office:value="0.0"/>
          <table:table-cell office:value-type="float" office:value="475.0"/>
          <table:table-cell office:value-type="float" office:value="169997.0"/>
          <table:table-cell office:value-type="float" office:value="1904291.0"/>
          <table:table-cell office:value-type="float" office:value="387760.0"/>
          <table:table-cell office:value-type="float" office:value="1526818.0"/>
          <table:table-cell office:value-type="float" office:value="2756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.779"/>
          <table:table-cell office:value-type="float" office:value="116.646"/>
          <table:table-cell office:value-type="float" office:value="113.83"/>
          <table:table-cell office:value-type="float" office:value="1.0"/>
          <table:table-cell office:value-type="float" office:value="0.0"/>
          <table:table-cell office:value-type="float" office:value="544.0"/>
          <table:table-cell office:value-type="float" office:value="218254.0"/>
          <table:table-cell office:value-type="float" office:value="3875688.0"/>
          <table:table-cell office:value-type="float" office:value="387760.0"/>
          <table:table-cell office:value-type="float" office:value="1526818.0"/>
          <table:table-cell office:value-type="float" office:value="2755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5225"/>
          <table:table-cell office:value-type="float" office:value="3.031"/>
          <table:table-cell office:value-type="float" office:value="0.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49.0"/>
          <table:table-cell office:value-type="float" office:value="9069.0"/>
          <table:table-cell office:value-type="float" office:value="389088.0"/>
          <table:table-cell office:value-type="float" office:value="1532064.0"/>
          <table:table-cell office:value-type="float" office:value="2773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48.645"/>
          <table:table-cell office:value-type="float" office:value="144.649"/>
          <table:table-cell office:value-type="float" office:value="142.22"/>
          <table:table-cell office:value-type="float" office:value="0.0"/>
          <table:table-cell office:value-type="float" office:value="0.0"/>
          <table:table-cell office:value-type="float" office:value="511.0"/>
          <table:table-cell office:value-type="float" office:value="232181.0"/>
          <table:table-cell office:value-type="float" office:value="1814580.0"/>
          <table:table-cell office:value-type="float" office:value="387760.0"/>
          <table:table-cell office:value-type="float" office:value="1526819.0"/>
          <table:table-cell office:value-type="float" office:value="2762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.713"/>
          <table:table-cell office:value-type="float" office:value="76.556"/>
          <table:table-cell office:value-type="float" office:value="74.02"/>
          <table:table-cell office:value-type="float" office:value="1.0"/>
          <table:table-cell office:value-type="float" office:value="0.0"/>
          <table:table-cell office:value-type="float" office:value="378.0"/>
          <table:table-cell office:value-type="float" office:value="123884.0"/>
          <table:table-cell office:value-type="float" office:value="2891653.0"/>
          <table:table-cell office:value-type="float" office:value="387760.0"/>
          <table:table-cell office:value-type="float" office:value="1526819.0"/>
          <table:table-cell office:value-type="float" office:value="2756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4249"/>
          <table:table-cell office:value-type="float" office:value="4.361"/>
          <table:table-cell office:value-type="float" office:value="1.6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3893.0"/>
          <table:table-cell office:value-type="float" office:value="50938.0"/>
          <table:table-cell office:value-type="float" office:value="389088.0"/>
          <table:table-cell office:value-type="float" office:value="1532065.0"/>
          <table:table-cell office:value-type="float" office:value="2773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594.146"/>
          <table:table-cell office:value-type="float" office:value="590.056"/>
          <table:table-cell office:value-type="float" office:value="587.29"/>
          <table:table-cell office:value-type="float" office:value="0.0"/>
          <table:table-cell office:value-type="float" office:value="0.0"/>
          <table:table-cell office:value-type="float" office:value="2428.0"/>
          <table:table-cell office:value-type="float" office:value="1181399.0"/>
          <table:table-cell office:value-type="float" office:value="8538056.0"/>
          <table:table-cell office:value-type="float" office:value="387760.0"/>
          <table:table-cell office:value-type="float" office:value="1526820.0"/>
          <table:table-cell office:value-type="float" office:value="312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.8631"/>
          <table:table-cell office:value-type="float" office:value="95.821"/>
          <table:table-cell office:value-type="float" office:value="93.23"/>
          <table:table-cell office:value-type="float" office:value="0.0"/>
          <table:table-cell office:value-type="float" office:value="0.0"/>
          <table:table-cell office:value-type="float" office:value="509.0"/>
          <table:table-cell office:value-type="float" office:value="199723.0"/>
          <table:table-cell office:value-type="float" office:value="2428394.0"/>
          <table:table-cell office:value-type="float" office:value="387760.0"/>
          <table:table-cell office:value-type="float" office:value="1526820.0"/>
          <table:table-cell office:value-type="float" office:value="2755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8416"/>
          <table:table-cell office:value-type="float" office:value="8.776"/>
          <table:table-cell office:value-type="float" office:value="5.93"/>
          <table:table-cell office:value-type="float" office:value="1.0"/>
          <table:table-cell office:value-type="float" office:value="0.0"/>
          <table:table-cell office:value-type="float" office:value="55.0"/>
          <table:table-cell office:value-type="float" office:value="13413.0"/>
          <table:table-cell office:value-type="float" office:value="203797.0"/>
          <table:table-cell office:value-type="float" office:value="389088.0"/>
          <table:table-cell office:value-type="float" office:value="1532066.0"/>
          <table:table-cell office:value-type="float" office:value="2773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26.28"/>
          <table:table-cell office:value-type="float" office:value="122.156"/>
          <table:table-cell office:value-type="float" office:value="119.8"/>
          <table:table-cell office:value-type="float" office:value="0.0"/>
          <table:table-cell office:value-type="float" office:value="0.0"/>
          <table:table-cell office:value-type="float" office:value="683.0"/>
          <table:table-cell office:value-type="float" office:value="262184.0"/>
          <table:table-cell office:value-type="float" office:value="1809052.0"/>
          <table:table-cell office:value-type="float" office:value="387760.0"/>
          <table:table-cell office:value-type="float" office:value="1526820.0"/>
          <table:table-cell office:value-type="float" office:value="2755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.4634"/>
          <table:table-cell office:value-type="float" office:value="47.517"/>
          <table:table-cell office:value-type="float" office:value="45.01"/>
          <table:table-cell office:value-type="float" office:value="0.0"/>
          <table:table-cell office:value-type="float" office:value="0.0"/>
          <table:table-cell office:value-type="float" office:value="357.0"/>
          <table:table-cell office:value-type="float" office:value="113004.0"/>
          <table:table-cell office:value-type="float" office:value="831816.0"/>
          <table:table-cell office:value-type="float" office:value="387760.0"/>
          <table:table-cell office:value-type="float" office:value="1526820.0"/>
          <table:table-cell office:value-type="float" office:value="2756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1428"/>
          <table:table-cell office:value-type="float" office:value="5.092"/>
          <table:table-cell office:value-type="float" office:value="2.29"/>
          <table:table-cell office:value-type="float" office:value="1.0"/>
          <table:table-cell office:value-type="float" office:value="0.0"/>
          <table:table-cell office:value-type="float" office:value="28.0"/>
          <table:table-cell office:value-type="float" office:value="5336.0"/>
          <table:table-cell office:value-type="float" office:value="88109.0"/>
          <table:table-cell office:value-type="float" office:value="389088.0"/>
          <table:table-cell office:value-type="float" office:value="1532066.0"/>
          <table:table-cell office:value-type="float" office:value="2773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29.3977"/>
          <table:table-cell office:value-type="float" office:value="25.964"/>
          <table:table-cell office:value-type="float" office:value="25.14"/>
          <table:table-cell office:value-type="float" office:value="0.0"/>
          <table:table-cell office:value-type="float" office:value="0.0"/>
          <table:table-cell office:value-type="float" office:value="255.0"/>
          <table:table-cell office:value-type="float" office:value="97334.0"/>
          <table:table-cell office:value-type="float" office:value="721197.0"/>
          <table:table-cell office:value-type="float" office:value="109090.0"/>
          <table:table-cell office:value-type="float" office:value="423755.0"/>
          <table:table-cell office:value-type="float" office:value="1380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9.373"/>
          <table:table-cell office:value-type="float" office:value="245.972"/>
          <table:table-cell office:value-type="float" office:value="245.18"/>
          <table:table-cell office:value-type="float" office:value="0.0"/>
          <table:table-cell office:value-type="float" office:value="0.0"/>
          <table:table-cell office:value-type="float" office:value="2042.0"/>
          <table:table-cell office:value-type="float" office:value="840154.0"/>
          <table:table-cell office:value-type="float" office:value="3586127.0"/>
          <table:table-cell office:value-type="float" office:value="109090.0"/>
          <table:table-cell office:value-type="float" office:value="423755.0"/>
          <table:table-cell office:value-type="float" office:value="1557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9357"/>
          <table:table-cell office:value-type="float" office:value="1.871"/>
          <table:table-cell office:value-type="float" office:value="1.08"/>
          <table:table-cell office:value-type="float" office:value="1.0"/>
          <table:table-cell office:value-type="float" office:value="0.0"/>
          <table:table-cell office:value-type="float" office:value="20.0"/>
          <table:table-cell office:value-type="float" office:value="4126.0"/>
          <table:table-cell office:value-type="float" office:value="62948.0"/>
          <table:table-cell office:value-type="float" office:value="109728.0"/>
          <table:table-cell office:value-type="float" office:value="426287.0"/>
          <table:table-cell office:value-type="float" office:value="1389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58.3832"/>
          <table:table-cell office:value-type="float" office:value="54.974"/>
          <table:table-cell office:value-type="float" office:value="54.17"/>
          <table:table-cell office:value-type="float" office:value="0.0"/>
          <table:table-cell office:value-type="float" office:value="0.0"/>
          <table:table-cell office:value-type="float" office:value="475.0"/>
          <table:table-cell office:value-type="float" office:value="159357.0"/>
          <table:table-cell office:value-type="float" office:value="1191618.0"/>
          <table:table-cell office:value-type="float" office:value="109090.0"/>
          <table:table-cell office:value-type="float" office:value="423755.0"/>
          <table:table-cell office:value-type="float" office:value="1454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77257"/>
          <table:table-cell office:value-type="float" office:value="4.406"/>
          <table:table-cell office:value-type="float" office:value="3.59"/>
          <table:table-cell office:value-type="float" office:value="1.0"/>
          <table:table-cell office:value-type="float" office:value="0.0"/>
          <table:table-cell office:value-type="float" office:value="60.0"/>
          <table:table-cell office:value-type="float" office:value="14887.0"/>
          <table:table-cell office:value-type="float" office:value="212647.0"/>
          <table:table-cell office:value-type="float" office:value="109090.0"/>
          <table:table-cell office:value-type="float" office:value="423755.0"/>
          <table:table-cell office:value-type="float" office:value="1380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14248"/>
          <table:table-cell office:value-type="float" office:value="0.866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1.0"/>
          <table:table-cell office:value-type="float" office:value="4020.0"/>
          <table:table-cell office:value-type="float" office:value="109728.0"/>
          <table:table-cell office:value-type="float" office:value="426287.0"/>
          <table:table-cell office:value-type="float" office:value="1389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46.4441"/>
          <table:table-cell office:value-type="float" office:value="43.164"/>
          <table:table-cell office:value-type="float" office:value="42.37"/>
          <table:table-cell office:value-type="float" office:value="0.0"/>
          <table:table-cell office:value-type="float" office:value="0.0"/>
          <table:table-cell office:value-type="float" office:value="412.0"/>
          <table:table-cell office:value-type="float" office:value="149405.0"/>
          <table:table-cell office:value-type="float" office:value="999524.0"/>
          <table:table-cell office:value-type="float" office:value="109090.0"/>
          <table:table-cell office:value-type="float" office:value="423755.0"/>
          <table:table-cell office:value-type="float" office:value="1475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2131"/>
          <table:table-cell office:value-type="float" office:value="8.788"/>
          <table:table-cell office:value-type="float" office:value="8.03"/>
          <table:table-cell office:value-type="float" office:value="1.0"/>
          <table:table-cell office:value-type="float" office:value="0.0"/>
          <table:table-cell office:value-type="float" office:value="125.0"/>
          <table:table-cell office:value-type="float" office:value="34747.0"/>
          <table:table-cell office:value-type="float" office:value="376796.0"/>
          <table:table-cell office:value-type="float" office:value="109090.0"/>
          <table:table-cell office:value-type="float" office:value="423755.0"/>
          <table:table-cell office:value-type="float" office:value="1380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6034"/>
          <table:table-cell office:value-type="float" office:value="0.76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6.0"/>
          <table:table-cell office:value-type="float" office:value="109728.0"/>
          <table:table-cell office:value-type="float" office:value="426287.0"/>
          <table:table-cell office:value-type="float" office:value="1343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51.2191"/>
          <table:table-cell office:value-type="float" office:value="47.836"/>
          <table:table-cell office:value-type="float" office:value="47.02"/>
          <table:table-cell office:value-type="float" office:value="0.0"/>
          <table:table-cell office:value-type="float" office:value="0.0"/>
          <table:table-cell office:value-type="float" office:value="463.0"/>
          <table:table-cell office:value-type="float" office:value="167589.0"/>
          <table:table-cell office:value-type="float" office:value="940449.0"/>
          <table:table-cell office:value-type="float" office:value="109090.0"/>
          <table:table-cell office:value-type="float" office:value="423755.0"/>
          <table:table-cell office:value-type="float" office:value="1454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8657"/>
          <table:table-cell office:value-type="float" office:value="11.472"/>
          <table:table-cell office:value-type="float" office:value="10.67"/>
          <table:table-cell office:value-type="float" office:value="1.0"/>
          <table:table-cell office:value-type="float" office:value="0.0"/>
          <table:table-cell office:value-type="float" office:value="143.0"/>
          <table:table-cell office:value-type="float" office:value="43347.0"/>
          <table:table-cell office:value-type="float" office:value="467161.0"/>
          <table:table-cell office:value-type="float" office:value="109090.0"/>
          <table:table-cell office:value-type="float" office:value="423755.0"/>
          <table:table-cell office:value-type="float" office:value="1380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3248"/>
          <table:table-cell office:value-type="float" office:value="0.781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5.0"/>
          <table:table-cell office:value-type="float" office:value="109728.0"/>
          <table:table-cell office:value-type="float" office:value="426287.0"/>
          <table:table-cell office:value-type="float" office:value="1343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5.5679"/>
          <table:table-cell office:value-type="float" office:value="12.13"/>
          <table:table-cell office:value-type="float" office:value="11.34"/>
          <table:table-cell office:value-type="float" office:value="0.0"/>
          <table:table-cell office:value-type="float" office:value="0.0"/>
          <table:table-cell office:value-type="float" office:value="155.0"/>
          <table:table-cell office:value-type="float" office:value="47901.0"/>
          <table:table-cell office:value-type="float" office:value="465417.0"/>
          <table:table-cell office:value-type="float" office:value="109090.0"/>
          <table:table-cell office:value-type="float" office:value="423755.0"/>
          <table:table-cell office:value-type="float" office:value="1380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.313"/>
          <table:table-cell office:value-type="float" office:value="29.051"/>
          <table:table-cell office:value-type="float" office:value="28.24"/>
          <table:table-cell office:value-type="float" office:value="1.0"/>
          <table:table-cell office:value-type="float" office:value="0.0"/>
          <table:table-cell office:value-type="float" office:value="332.0"/>
          <table:table-cell office:value-type="float" office:value="120581.0"/>
          <table:table-cell office:value-type="float" office:value="877490.0"/>
          <table:table-cell office:value-type="float" office:value="109090.0"/>
          <table:table-cell office:value-type="float" office:value="423755.0"/>
          <table:table-cell office:value-type="float" office:value="1388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8866"/>
          <table:table-cell office:value-type="float" office:value="0.815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2413.0"/>
          <table:table-cell office:value-type="float" office:value="109728.0"/>
          <table:table-cell office:value-type="float" office:value="426287.0"/>
          <table:table-cell office:value-type="float" office:value="1389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98.142"/>
          <table:table-cell office:value-type="float" office:value="194.057"/>
          <table:table-cell office:value-type="float" office:value="192.1"/>
          <table:table-cell office:value-type="float" office:value="0.0"/>
          <table:table-cell office:value-type="float" office:value="0.0"/>
          <table:table-cell office:value-type="float" office:value="1021.0"/>
          <table:table-cell office:value-type="float" office:value="424104.0"/>
          <table:table-cell office:value-type="float" office:value="3116225.0"/>
          <table:table-cell office:value-type="float" office:value="306340.0"/>
          <table:table-cell office:value-type="float" office:value="1207501.0"/>
          <table:table-cell office:value-type="float" office:value="2420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.0561"/>
          <table:table-cell office:value-type="float" office:value="36.996"/>
          <table:table-cell office:value-type="float" office:value="35.08"/>
          <table:table-cell office:value-type="float" office:value="0.0"/>
          <table:table-cell office:value-type="float" office:value="0.0"/>
          <table:table-cell office:value-type="float" office:value="299.0"/>
          <table:table-cell office:value-type="float" office:value="111045.0"/>
          <table:table-cell office:value-type="float" office:value="540781.0"/>
          <table:table-cell office:value-type="float" office:value="306340.0"/>
          <table:table-cell office:value-type="float" office:value="1207501.0"/>
          <table:table-cell office:value-type="float" office:value="2339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2003"/>
          <table:table-cell office:value-type="float" office:value="4.769"/>
          <table:table-cell office:value-type="float" office:value="2.82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5308.0"/>
          <table:table-cell office:value-type="float" office:value="113895.0"/>
          <table:table-cell office:value-type="float" office:value="307668.0"/>
          <table:table-cell office:value-type="float" office:value="1212747.0"/>
          <table:table-cell office:value-type="float" office:value="2371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57.8142"/>
          <table:table-cell office:value-type="float" office:value="53.773"/>
          <table:table-cell office:value-type="float" office:value="51.81"/>
          <table:table-cell office:value-type="float" office:value="0.0"/>
          <table:table-cell office:value-type="float" office:value="0.0"/>
          <table:table-cell office:value-type="float" office:value="369.0"/>
          <table:table-cell office:value-type="float" office:value="133203.0"/>
          <table:table-cell office:value-type="float" office:value="1414785.0"/>
          <table:table-cell office:value-type="float" office:value="306340.0"/>
          <table:table-cell office:value-type="float" office:value="1207500.0"/>
          <table:table-cell office:value-type="float" office:value="2361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.7081"/>
          <table:table-cell office:value-type="float" office:value="37.698"/>
          <table:table-cell office:value-type="float" office:value="35.83"/>
          <table:table-cell office:value-type="float" office:value="0.0"/>
          <table:table-cell office:value-type="float" office:value="0.0"/>
          <table:table-cell office:value-type="float" office:value="318.0"/>
          <table:table-cell office:value-type="float" office:value="116125.0"/>
          <table:table-cell office:value-type="float" office:value="623531.0"/>
          <table:table-cell office:value-type="float" office:value="306340.0"/>
          <table:table-cell office:value-type="float" office:value="1207500.0"/>
          <table:table-cell office:value-type="float" office:value="2328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2472"/>
          <table:table-cell office:value-type="float" office:value="2.05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0.0"/>
          <table:table-cell office:value-type="float" office:value="6136.0"/>
          <table:table-cell office:value-type="float" office:value="307668.0"/>
          <table:table-cell office:value-type="float" office:value="1212746.0"/>
          <table:table-cell office:value-type="float" office:value="2371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07.46"/>
          <table:table-cell office:value-type="float" office:value="103.401"/>
          <table:table-cell office:value-type="float" office:value="101.41"/>
          <table:table-cell office:value-type="float" office:value="0.0"/>
          <table:table-cell office:value-type="float" office:value="0.0"/>
          <table:table-cell office:value-type="float" office:value="510.0"/>
          <table:table-cell office:value-type="float" office:value="211053.0"/>
          <table:table-cell office:value-type="float" office:value="1923809.0"/>
          <table:table-cell office:value-type="float" office:value="306340.0"/>
          <table:table-cell office:value-type="float" office:value="1207500.0"/>
          <table:table-cell office:value-type="float" office:value="2351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3.341"/>
          <table:table-cell office:value-type="float" office:value="159.318"/>
          <table:table-cell office:value-type="float" office:value="157.15"/>
          <table:table-cell office:value-type="float" office:value="1.0"/>
          <table:table-cell office:value-type="float" office:value="0.0"/>
          <table:table-cell office:value-type="float" office:value="849.0"/>
          <table:table-cell office:value-type="float" office:value="345364.0"/>
          <table:table-cell office:value-type="float" office:value="5393533.0"/>
          <table:table-cell office:value-type="float" office:value="306340.0"/>
          <table:table-cell office:value-type="float" office:value="1207500.0"/>
          <table:table-cell office:value-type="float" office:value="2420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.0894"/>
          <table:table-cell office:value-type="float" office:value="11.523"/>
          <table:table-cell office:value-type="float" office:value="9.47"/>
          <table:table-cell office:value-type="float" office:value="1.0"/>
          <table:table-cell office:value-type="float" office:value="0.0"/>
          <table:table-cell office:value-type="float" office:value="89.0"/>
          <table:table-cell office:value-type="float" office:value="27022.0"/>
          <table:table-cell office:value-type="float" office:value="373550.0"/>
          <table:table-cell office:value-type="float" office:value="307668.0"/>
          <table:table-cell office:value-type="float" office:value="1212746.0"/>
          <table:table-cell office:value-type="float" office:value="2347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911.483"/>
          <table:table-cell office:value-type="float" office:value="907.343"/>
          <table:table-cell office:value-type="float" office:value="905.37"/>
          <table:table-cell office:value-type="float" office:value="0.0"/>
          <table:table-cell office:value-type="float" office:value="0.0"/>
          <table:table-cell office:value-type="float" office:value="4094.0"/>
          <table:table-cell office:value-type="float" office:value="2069080.0"/>
          <table:table-cell office:value-type="float" office:value="10887464.0"/>
          <table:table-cell office:value-type="float" office:value="306340.0"/>
          <table:table-cell office:value-type="float" office:value="1207500.0"/>
          <table:table-cell office:value-type="float" office:value="3002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4.175"/>
          <table:table-cell office:value-type="float" office:value="100.348"/>
          <table:table-cell office:value-type="float" office:value="98.43"/>
          <table:table-cell office:value-type="float" office:value="1.0"/>
          <table:table-cell office:value-type="float" office:value="0.0"/>
          <table:table-cell office:value-type="float" office:value="563.0"/>
          <table:table-cell office:value-type="float" office:value="223791.0"/>
          <table:table-cell office:value-type="float" office:value="4541365.0"/>
          <table:table-cell office:value-type="float" office:value="306340.0"/>
          <table:table-cell office:value-type="float" office:value="1207500.0"/>
          <table:table-cell office:value-type="float" office:value="2348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2222"/>
          <table:table-cell office:value-type="float" office:value="4.277"/>
          <table:table-cell office:value-type="float" office:value="2.32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7709.0"/>
          <table:table-cell office:value-type="float" office:value="86051.0"/>
          <table:table-cell office:value-type="float" office:value="307668.0"/>
          <table:table-cell office:value-type="float" office:value="1212746.0"/>
          <table:table-cell office:value-type="float" office:value="2336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11.3"/>
          <table:table-cell office:value-type="float" office:value="106.22"/>
          <table:table-cell office:value-type="float" office:value="102.54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37048.0"/>
          <table:table-cell office:value-type="float" office:value="1858858.0"/>
          <table:table-cell office:value-type="float" office:value="306340.0"/>
          <table:table-cell office:value-type="float" office:value="1207502.0"/>
          <table:table-cell office:value-type="float" office:value="235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1.744"/>
          <table:table-cell office:value-type="float" office:value="167.779"/>
          <table:table-cell office:value-type="float" office:value="165.56"/>
          <table:table-cell office:value-type="float" office:value="1.0"/>
          <table:table-cell office:value-type="float" office:value="0.0"/>
          <table:table-cell office:value-type="float" office:value="1020.0"/>
          <table:table-cell office:value-type="float" office:value="387395.0"/>
          <table:table-cell office:value-type="float" office:value="5316915.0"/>
          <table:table-cell office:value-type="float" office:value="306340.0"/>
          <table:table-cell office:value-type="float" office:value="1207502.0"/>
          <table:table-cell office:value-type="float" office:value="2375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.9292"/>
          <table:table-cell office:value-type="float" office:value="12.39"/>
          <table:table-cell office:value-type="float" office:value="10.39"/>
          <table:table-cell office:value-type="float" office:value="1.0"/>
          <table:table-cell office:value-type="float" office:value="0.0"/>
          <table:table-cell office:value-type="float" office:value="97.0"/>
          <table:table-cell office:value-type="float" office:value="30825.0"/>
          <table:table-cell office:value-type="float" office:value="345327.0"/>
          <table:table-cell office:value-type="float" office:value="307668.0"/>
          <table:table-cell office:value-type="float" office:value="1212748.0"/>
          <table:table-cell office:value-type="float" office:value="2371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3.3204"/>
          <table:table-cell office:value-type="float" office:value="0.324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61.0"/>
          <table:table-cell office:value-type="float" office:value="5859.0"/>
          <table:table-cell office:value-type="float" office:value="34362.0"/>
          <table:table-cell office:value-type="float" office:value="133700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32187"/>
          <table:table-cell office:value-type="float" office:value="0.503"/>
          <table:table-cell office:value-type="float" office:value="0.24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868.0"/>
          <table:table-cell office:value-type="float" office:value="17239.0"/>
          <table:table-cell office:value-type="float" office:value="34362.0"/>
          <table:table-cell office:value-type="float" office:value="133700.0"/>
          <table:table-cell office:value-type="float" office:value="1259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51515"/>
          <table:table-cell office:value-type="float" office:value="0.25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7.0"/>
          <table:table-cell office:value-type="float" office:value="34616.0"/>
          <table:table-cell office:value-type="float" office:value="134709.0"/>
          <table:table-cell office:value-type="float" office:value="1432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4.27284"/>
          <table:table-cell office:value-type="float" office:value="1.262"/>
          <table:table-cell office:value-type="float" office:value="0.99"/>
          <table:table-cell office:value-type="float" office:value="1.0"/>
          <table:table-cell office:value-type="float" office:value="0.0"/>
          <table:table-cell office:value-type="float" office:value="33.0"/>
          <table:table-cell office:value-type="float" office:value="7406.0"/>
          <table:table-cell office:value-type="float" office:value="79270.0"/>
          <table:table-cell office:value-type="float" office:value="34362.0"/>
          <table:table-cell office:value-type="float" office:value="133700.0"/>
          <table:table-cell office:value-type="float" office:value="1259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17778"/>
          <table:table-cell office:value-type="float" office:value="0.313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543.0"/>
          <table:table-cell office:value-type="float" office:value="4877.0"/>
          <table:table-cell office:value-type="float" office:value="34362.0"/>
          <table:table-cell office:value-type="float" office:value="133700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53053"/>
          <table:table-cell office:value-type="float" office:value="0.27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3.0"/>
          <table:table-cell office:value-type="float" office:value="34616.0"/>
          <table:table-cell office:value-type="float" office:value="134709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3.34595"/>
          <table:table-cell office:value-type="float" office:value="0.31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2.0"/>
          <table:table-cell office:value-type="float" office:value="1256.0"/>
          <table:table-cell office:value-type="float" office:value="34362.0"/>
          <table:table-cell office:value-type="float" office:value="133700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5148"/>
          <table:table-cell office:value-type="float" office:value="0.248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2689.0"/>
          <table:table-cell office:value-type="float" office:value="34362.0"/>
          <table:table-cell office:value-type="float" office:value="133700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58417"/>
          <table:table-cell office:value-type="float" office:value="0.25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7.0"/>
          <table:table-cell office:value-type="float" office:value="34616.0"/>
          <table:table-cell office:value-type="float" office:value="134709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3.19107"/>
          <table:table-cell office:value-type="float" office:value="0.2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580.0"/>
          <table:table-cell office:value-type="float" office:value="34362.0"/>
          <table:table-cell office:value-type="float" office:value="133700.0"/>
          <table:table-cell office:value-type="float" office:value="1248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5811"/>
          <table:table-cell office:value-type="float" office:value="0.23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943.0"/>
          <table:table-cell office:value-type="float" office:value="34362.0"/>
          <table:table-cell office:value-type="float" office:value="133700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52319"/>
          <table:table-cell office:value-type="float" office:value="0.28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5.0"/>
          <table:table-cell office:value-type="float" office:value="34616.0"/>
          <table:table-cell office:value-type="float" office:value="134709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3.32454"/>
          <table:table-cell office:value-type="float" office:value="0.24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4.0"/>
          <table:table-cell office:value-type="float" office:value="2508.0"/>
          <table:table-cell office:value-type="float" office:value="34362.0"/>
          <table:table-cell office:value-type="float" office:value="133700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23309"/>
          <table:table-cell office:value-type="float" office:value="0.386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316.0"/>
          <table:table-cell office:value-type="float" office:value="13371.0"/>
          <table:table-cell office:value-type="float" office:value="34362.0"/>
          <table:table-cell office:value-type="float" office:value="133700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622"/>
          <table:table-cell office:value-type="float" office:value="0.33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0.0"/>
          <table:table-cell office:value-type="float" office:value="34616.0"/>
          <table:table-cell office:value-type="float" office:value="134709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